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2.559cm" svg:height="0.693cm" svg:x="3.471cm" svg:y="1cm">
          <text:p text:style-name="P1"><text:span text:style-name="T1">Start</text:span></text:p>
          <text:p text:style-name="P1"><text:span text:style-name="T1">addTrade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" draw:id="id1" draw:layer="layout" svg:width="2.881cm" svg:height="0.6cm" svg:x="3.31cm" svg:y="2.8cm">
          <text:p text:style-name="P1"><text:span text:style-name="T1">Get open TradeReport </text:span></text:p>
          <text:p text:style-name="P1"><text:span text:style-name="T1">by Trade.SecurityDescrip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382cm" svg:height="1.064cm" svg:x="3.559cm" svg:y="4.307cm">
          <text:p text:style-name="P1"><text:span text:style-name="T1">Is TradeReport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2.55cm" svg:height="0.7cm" svg:x="3.475cm" svg:y="9.9cm">
          <text:p text:style-name="P1"><text:span text:style-name="T1">Add Trade to Trade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557cm" svg:height="1.243cm" svg:x="8.543cm" svg:y="6.374cm">
          <text:p text:style-name="P1"><text:span text:style-name="T1">OrderDirection is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2.9cm" svg:height="0.6cm" svg:x="6.6cm" svg:y="8cm">
          <text:p text:style-name="P1"><text:span text:style-name="T1">Create long Trade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751cm" svg:y1="3.4cm" svg:x2="4.75cm" svg:y2="4.307cm" draw:start-shape="id1" draw:start-glue-point="6" draw:end-shape="id2" draw:end-glue-point="4" svg:d="m4751 3400-1 907">
          <text:p/>
        </draw:connector>
        <draw:connector draw:style-name="gr2" draw:text-style-name="P1" draw:layer="layout" draw:type="line" svg:x1="4.751cm" svg:y1="1.693cm" svg:x2="4.751cm" svg:y2="2.8cm" draw:start-shape="id3" draw:start-glue-point="6" draw:end-shape="id1" draw:end-glue-point="4" svg:d="m4751 1693v1107">
          <text:p/>
        </draw:connector>
        <draw:custom-shape draw:style-name="gr1" draw:text-style-name="P2" xml:id="id6" draw:id="id6" draw:layer="layout" svg:width="2.7cm" svg:height="0.6cm" svg:x="10.3cm" svg:y="8cm">
          <text:p text:style-name="P1"><text:span text:style-name="T1">Create short Trade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8.543cm" svg:y1="6.996cm" svg:x2="8.05cm" svg:y2="8cm" draw:start-shape="id4" draw:start-glue-point="5" draw:end-shape="id5" draw:end-glue-point="4" svg:d="m8543 6996h-493v1004">
          <text:p/>
        </draw:connector>
        <draw:connector draw:style-name="gr2" draw:text-style-name="P3" draw:layer="layout" svg:x1="11.1cm" svg:y1="6.996cm" svg:x2="11.65cm" svg:y2="8cm" draw:start-shape="id4" draw:start-glue-point="7" draw:end-shape="id6" svg:d="m11100 6996h550v1004">
          <text:p/>
        </draw:connector>
        <draw:frame draw:style-name="gr3" draw:text-style-name="P4" draw:layer="layout" svg:width="0.845cm" svg:height="0.493cm" svg:x="7.8cm" svg:y="6.407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10.9cm" svg:y="6.4cm">
          <draw:text-box>
            <text:p><text:span text:style-name="T1">No</text:span></text:p>
          </draw:text-box>
        </draw:frame>
        <draw:connector draw:style-name="gr2" draw:text-style-name="P3" draw:layer="layout" svg:x1="8.05cm" svg:y1="8.6cm" svg:x2="6.025cm" svg:y2="10.25cm" draw:start-shape="id5" draw:start-glue-point="6" draw:end-shape="id7" draw:end-glue-point="7" svg:d="m8050 8600v1650h-2025">
          <text:p/>
        </draw:connector>
        <draw:connector draw:style-name="gr2" draw:text-style-name="P3" draw:layer="layout" svg:x1="11.65cm" svg:y1="8.6cm" svg:x2="6.025cm" svg:y2="10.25cm" draw:start-shape="id6" draw:start-glue-point="6" draw:end-shape="id7" draw:end-glue-point="7" svg:d="m11650 8600v1650h-5625">
          <text:p/>
        </draw:connector>
        <draw:custom-shape draw:style-name="gr1" draw:text-style-name="P2" xml:id="id8" draw:id="id8" draw:layer="layout" svg:width="2.7cm" svg:height="0.9cm" svg:x="3.4cm" svg:y="11.2cm">
          <text:p text:style-name="P1"><text:span text:style-name="T1">Is long TradeRepor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4.75cm" svg:y1="10.6cm" svg:x2="4.75cm" svg:y2="11.2cm" draw:start-shape="id7" draw:start-glue-point="6" draw:end-shape="id8" svg:d="m4750 10600v600">
          <text:p/>
        </draw:connector>
        <draw:custom-shape draw:style-name="gr1" draw:text-style-name="P2" xml:id="id9" draw:id="id9" draw:layer="layout" svg:width="3cm" svg:height="0.7cm" svg:x="3.255cm" svg:y="12.878cm">
          <text:p text:style-name="P1"><text:span text:style-name="T1">OrderDirection is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4.75cm" svg:y1="12.1cm" svg:x2="4.755cm" svg:y2="12.878cm" draw:start-shape="id8" draw:start-glue-point="6" draw:end-shape="id9" draw:end-glue-point="4" svg:d="m4750 12100v390h5v388">
          <text:p/>
        </draw:connector>
        <draw:frame draw:style-name="gr4" draw:text-style-name="P4" draw:layer="layout" svg:width="0.773cm" svg:height="0.493cm" svg:x="3.9cm" svg:y="12.3cm">
          <draw:text-box>
            <text:p><text:span text:style-name="T1">No</text:span></text:p>
          </draw:text-box>
        </draw:frame>
        <draw:connector draw:style-name="gr5" draw:text-style-name="P2" draw:layer="layout" svg:x1="3.255cm" svg:y1="13.228cm" svg:x2="3.7cm" svg:y2="16.15cm" draw:start-shape="id9" draw:start-glue-point="5" draw:end-shape="id10" svg:d="m3255 13228h-501v2922h946">
          <text:p text:style-name="P1"><text:span text:style-name="T1">Yes</text:span></text:p>
          <text:p text:style-name="P1"><text:span text:style-name="T1"/></text:p>
        </draw:connector>
        <draw:connector draw:style-name="gr2" draw:text-style-name="P2" draw:layer="layout" draw:line-skew="0.898cm" svg:x1="6.255cm" svg:y1="13.228cm" svg:x2="12.3cm" svg:y2="16.055cm" draw:start-shape="id9" draw:start-glue-point="7" draw:end-shape="id11" svg:d="m6255 13228h3910v2827h2135">
          <text:p/>
        </draw:connector>
        <draw:custom-shape draw:style-name="gr1" draw:text-style-name="P2" xml:id="id15" draw:id="id15" draw:layer="layout" svg:width="4cm" svg:height="1.3cm" svg:x="4.45cm" svg:y="19.5cm">
          <text:p text:style-name="P1"><text:span text:style-name="T1">trade.enterQty == trade.exitQt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7" draw:id="id17" draw:layer="layout" svg:width="1.8cm" svg:height="0.4cm" svg:x="8.3cm" svg:y="23.5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2" draw:id="id12" draw:layer="layout" svg:width="2.7cm" svg:height="1cm" svg:x="10.8cm" svg:y="12.7cm">
          <text:p text:style-name="P1"><text:span text:style-name="T1">OrderDirection is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6.1cm" svg:y1="11.65cm" svg:x2="12.15cm" svg:y2="12.7cm" draw:start-shape="id8" draw:start-glue-point="7" draw:end-shape="id12" draw:end-glue-point="4" svg:d="m6100 11650h6050v1050">
          <text:p/>
        </draw:connector>
        <draw:custom-shape draw:style-name="gr1" draw:text-style-name="P2" xml:id="id10" draw:id="id10" draw:layer="layout" svg:width="5.5cm" svg:height="0.7cm" svg:x="3.7cm" svg:y="15.8cm">
          <text:p text:style-name="P1"><text:span text:style-name="T1">Increase openQty</text:span></text:p>
          <text:p text:style-name="P1"><text:span text:style-name="T1">TradeReport.openQty = TradeReport.openQty +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5.4cm" svg:height="0.689cm" svg:x="12.3cm" svg:y="15.711cm">
          <text:p text:style-name="P1"><text:span text:style-name="T1">Increase closeQty</text:span></text:p>
          <text:p text:style-name="P1"><text:span text:style-name="T1">TradeReport.closeQty = TradeReport.closeQty+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2.15cm" svg:y1="13.7cm" svg:x2="6.45cm" svg:y2="15.8cm" draw:start-shape="id12" draw:start-glue-point="6" draw:end-shape="id10" svg:d="m12150 13700v1051h-5700v1049">
          <text:p/>
        </draw:connector>
        <draw:connector draw:style-name="gr5" draw:text-style-name="P2" draw:layer="layout" svg:x1="13.5cm" svg:y1="13.2cm" svg:x2="15cm" svg:y2="15.711cm" draw:start-shape="id12" draw:start-glue-point="7" draw:end-shape="id11" draw:end-glue-point="4" svg:d="m13500 13200h1500v2511">
          <text:p text:style-name="P1"><text:span text:style-name="T1">No</text:span></text:p>
        </draw:connector>
        <draw:frame draw:style-name="gr4" draw:text-style-name="P4" draw:layer="layout" svg:width="0.773cm" svg:height="0.493cm" svg:x="5.9cm" svg:y="4.307cm">
          <draw:text-box>
            <text:p><text:span text:style-name="T1">No</text:span></text:p>
          </draw:text-box>
        </draw:frame>
        <draw:connector draw:style-name="gr2" draw:text-style-name="P2" draw:layer="layout" draw:type="line" svg:x1="4.75cm" svg:y1="5.371cm" svg:x2="4.75cm" svg:y2="9.9cm" draw:start-shape="id2" draw:start-glue-point="6" draw:end-shape="id7" draw:end-glue-point="4" svg:d="m4750 5371v4529">
          <text:p/>
        </draw:connector>
        <draw:frame draw:style-name="gr4" draw:text-style-name="P4" draw:layer="layout" svg:width="0.845cm" svg:height="0.493cm" svg:x="4.328cm" svg:y="5.5cm">
          <draw:text-box>
            <text:p><text:span text:style-name="T1">Yes</text:span></text:p>
          </draw:text-box>
        </draw:frame>
        <draw:frame draw:style-name="gr4" draw:text-style-name="P4" draw:layer="layout" svg:width="0.845cm" svg:height="0.493cm" svg:x="6.5cm" svg:y="11.3cm">
          <draw:text-box>
            <text:p><text:span text:style-name="T1">Yes</text:span></text:p>
          </draw:text-box>
        </draw:frame>
        <draw:custom-shape draw:style-name="gr1" draw:text-style-name="P2" xml:id="id13" draw:id="id13" draw:layer="layout" svg:width="7.9cm" svg:height="1cm" svg:x="2.5cm" svg:y="17.069cm">
          <text:p text:style-name="P1"><text:span text:style-name="T1">Calculate enter price</text:span></text:p>
          <text:p text:style-name="P1"><text:span text:style-name="T1">TradeReport.openVolume = TradeReport.openVolume+Trade.Volume</text:span></text:p>
          <text:p text:style-name="P1"><text:span text:style-name="T1">TradeReport.openPrice = TradeReport.openVolume/TradeReport.open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45cm" svg:y1="16.5cm" svg:x2="6.45cm" svg:y2="17.069cm" draw:start-shape="id10" draw:start-glue-point="6" draw:end-shape="id13" draw:end-glue-point="4" svg:d="m6450 16500v569">
          <text:p/>
        </draw:connector>
        <draw:custom-shape draw:style-name="gr1" draw:text-style-name="P2" xml:id="id14" draw:id="id14" draw:layer="layout" svg:width="7.6cm" svg:height="1cm" svg:x="11.2cm" svg:y="17.069cm">
          <text:p text:style-name="P1"><text:span text:style-name="T1">Calculate exit price</text:span></text:p>
          <text:p text:style-name="P1"><text:span text:style-name="T1">TradeReport.closeVolume = TradeReport.closeVolume+Trade.Volume</text:span></text:p>
          <text:p text:style-name="P1"><text:span text:style-name="T1">TradeReport.closePrice = TradeReport.closeVolume/TradeReport.close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5cm" svg:y1="16.4cm" svg:x2="15cm" svg:y2="17.069cm" draw:start-shape="id11" draw:start-glue-point="6" draw:end-shape="id14" draw:end-glue-point="4" svg:d="m15000 16400v669">
          <text:p/>
        </draw:connector>
        <draw:frame draw:style-name="gr4" draw:text-style-name="P4" draw:layer="layout" svg:width="0.773cm" svg:height="0.493cm" svg:x="6.327cm" svg:y="12.707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11.155cm" svg:y="13.8cm">
          <draw:text-box>
            <text:p><text:span text:style-name="T1">Yes</text:span></text:p>
          </draw:text-box>
        </draw:frame>
        <draw:connector draw:style-name="gr2" draw:text-style-name="P1" draw:layer="layout" draw:type="line" svg:x1="6.45cm" svg:y1="18.069cm" svg:x2="6.45cm" svg:y2="19.5cm" draw:start-shape="id13" draw:start-glue-point="6" draw:end-shape="id15" draw:end-glue-point="4" svg:d="m6450 18069v1431">
          <text:p/>
        </draw:connector>
        <draw:connector draw:style-name="gr2" draw:text-style-name="P1" draw:layer="layout" svg:x1="15cm" svg:y1="18.069cm" svg:x2="6.45cm" svg:y2="19.5cm" draw:start-shape="id14" draw:start-glue-point="6" draw:end-shape="id15" svg:d="m15000 18069v716h-8550v715">
          <text:p/>
        </draw:connector>
        <draw:custom-shape draw:style-name="gr1" draw:text-style-name="P2" xml:id="id16" draw:id="id16" draw:layer="layout" svg:width="3.4cm" svg:height="0.7cm" svg:x="13.6cm" svg:y="19.8cm">
          <text:p text:style-name="P1"><text:span text:style-name="T1">Close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8.45cm" svg:y1="20.15cm" svg:x2="13.6cm" svg:y2="20.15cm" draw:start-shape="id15" draw:start-glue-point="7" draw:end-shape="id16" draw:end-glue-point="5" svg:d="m8450 20150h5150">
          <text:p/>
        </draw:connector>
        <draw:connector draw:style-name="gr2" draw:text-style-name="P1" draw:layer="layout" draw:type="lines" draw:line-skew="0cm 6.899cm" svg:x1="17cm" svg:y1="20.15cm" svg:x2="10.1cm" svg:y2="23.7cm" draw:start-shape="id16" draw:start-glue-point="7" draw:end-shape="id17" draw:end-glue-point="7" svg:d="m17000 20150h502l-2 3550h-7400">
          <text:p/>
        </draw:connector>
        <draw:frame draw:style-name="gr4" draw:text-style-name="P4" draw:layer="layout" svg:width="0.845cm" svg:height="0.493cm" svg:x="8.355cm" svg:y="19.507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3.7cm" svg:y="19.5cm">
          <draw:text-box>
            <text:p><text:span text:style-name="T1">No</text:span></text:p>
          </draw:text-box>
        </draw:frame>
        <draw:connector draw:style-name="gr2" draw:text-style-name="P1" draw:layer="layout" draw:line-skew="-0.649cm" svg:x1="4.45cm" svg:y1="20.15cm" svg:x2="8.3cm" svg:y2="23.7cm" draw:start-shape="id15" draw:start-glue-point="5" draw:end-shape="id17" draw:end-glue-point="5" svg:d="m4450 20150h-1150v3550h5000">
          <text:p/>
        </draw:connector>
        <draw:connector draw:style-name="gr2" draw:text-style-name="P1" draw:layer="layout" svg:x1="5.941cm" svg:y1="4.839cm" svg:x2="9.822cm" svg:y2="6.374cm" draw:start-shape="id2" draw:start-glue-point="7" draw:end-shape="id4" draw:end-glue-point="4" svg:d="m5941 4839h3881v15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2T22:25:45.46</dc:date>
    <dc:creator>Huan Kaktus</dc:creator>
    <meta:editing-duration>PT11H42M53S</meta:editing-duration>
    <meta:editing-cycles>20</meta:editing-cycles>
    <meta:generator>OpenOffice.org/3.4.1$Win32 OpenOffice.org_project/341m1$Build-9593</meta:generator>
    <meta:document-statistic meta:object-count="49"/>
  </office:meta>
</office:document-meta>
</file>